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fo:font-weight="normal"/>
    </style:style>
    <style:style style:name="P3"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4"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8" style:family="paragraph" style:parent-style-name="Standard">
      <style:paragraph-properties fo:margin-left="0cm" fo:margin-right="0cm" fo:text-align="center" style:justify-single-word="false" fo:text-indent="0cm" style:auto-text-indent="false"/>
      <style:text-properties fo:font-variant="normal" fo:text-transform="none" fo:color="#222222" style:font-name="arial" fo:font-size="14pt" fo:letter-spacing="normal" fo:font-style="normal" fo:font-weight="normal" style:font-size-asian="14pt" style:font-size-complex="14pt"/>
    </style:style>
    <style:style style:name="P9"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10"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11" style:family="paragraph" style:parent-style-name="Standard">
      <style:paragraph-properties fo:margin-left="0cm" fo:margin-right="0cm" fo:text-indent="0cm" style:auto-text-indent="false"/>
      <style:text-properties fo:font-variant="normal" fo:text-transform="none" fo:color="#222222" fo:letter-spacing="normal"/>
    </style:style>
    <style:style style:name="P12" style:family="paragraph" style:parent-style-name="Standard">
      <style:paragraph-properties fo:margin-left="0cm" fo:margin-right="0cm" fo:text-indent="0cm" style:auto-text-indent="false"/>
      <style:text-properties fo:font-variant="normal" fo:text-transform="none" fo:color="#222222" fo:letter-spacing="normal" style:text-underline-style="solid" style:text-underline-width="auto" style:text-underline-color="font-color"/>
    </style:style>
    <style:style style:name="P13"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14" style:family="paragraph" style:parent-style-name="Standard">
      <style:paragraph-properties fo:margin-left="0cm" fo:margin-right="0cm" fo:text-indent="0cm" style:auto-text-indent="false"/>
      <style:text-properties fo:font-variant="normal" fo:text-transform="none" fo:color="#222222" fo:font-size="12pt" fo:letter-spacing="normal" style:text-underline-style="solid" style:text-underline-width="auto" style:text-underline-color="font-color" style:font-size-asian="12pt" style:font-size-complex="12pt"/>
    </style:style>
    <style:style style:name="P15"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6"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7"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normal" style:font-style-asian="normal" style:font-style-complex="normal"/>
    </style:style>
    <style:style style:name="P18" style:family="paragraph" style:parent-style-name="Standard" style:list-style-name="L1">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19"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style:text-underline-style="none" fo:font-weight="normal"/>
    </style:style>
    <style:style style:name="P20" style:family="paragraph" style:parent-style-name="Standard">
      <style:paragraph-properties fo:margin-left="0cm" fo:margin-right="0cm" fo:text-indent="0cm" style:auto-text-indent="false"/>
      <style:text-properties fo:font-variant="normal" fo:text-transform="none" fo:color="#222222" style:font-name="arial" fo:font-size="9.75pt" fo:letter-spacing="normal" fo:font-style="normal" fo:font-weight="bold" style:font-style-asian="normal" style:font-weight-asian="bold" style:font-style-complex="normal" style:font-weight-complex="bold"/>
    </style:style>
    <style:style style:name="P21" style:family="paragraph" style:parent-style-name="Standard">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22"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none" fo:font-weight="normal" style:font-size-asian="12pt" style:font-size-complex="12pt"/>
    </style:style>
    <style:style style:name="P23" style:family="paragraph" style:parent-style-name="Standard">
      <style:paragraph-properties fo:margin-left="0cm" fo:margin-right="0cm" fo:text-indent="0cm" style:auto-text-indent="false"/>
      <style:text-properties fo:font-variant="normal" fo:text-transform="none" fo:color="#222222" style:font-name="arial" fo:font-size="12pt" fo:letter-spacing="normal" fo:font-style="normal" style:text-underline-style="solid" style:text-underline-width="auto" style:text-underline-color="font-color" fo:font-weight="normal" style:font-size-asian="12pt" style:font-size-complex="12pt"/>
    </style:style>
    <style:style style:name="P24" style:family="paragraph" style:parent-style-name="Standard">
      <style:paragraph-properties fo:margin-left="0cm" fo:margin-right="0cm" fo:text-indent="0cm" style:auto-text-indent="false"/>
      <style:text-properties fo:font-variant="normal" fo:text-transform="none" fo:color="#222222" fo:letter-spacing="normal" style:text-underline-style="none"/>
    </style:style>
    <style:style style:name="P25" style:family="paragraph" style:parent-style-name="Text_20_body">
      <style:paragraph-properties fo:margin-left="0cm" fo:margin-right="0cm" fo:text-indent="0cm" style:auto-text-indent="false"/>
      <style:text-properties fo:font-variant="normal" fo:text-transform="none" fo:color="#222222" style:font-name="arial" fo:font-size="9pt" fo:letter-spacing="normal" fo:font-style="normal" style:text-underline-style="none" fo:font-weight="normal" style:font-size-asian="9pt" style:font-size-complex="9pt"/>
    </style:style>
    <style:style style:name="P26" style:family="paragraph" style:parent-style-name="Preformatted_20_Text">
      <style:paragraph-properties fo:margin-left="0cm" fo:margin-right="0cm" fo:margin-top="0cm" fo:margin-bottom="0cm" fo:text-indent="0cm" style:auto-text-indent="false"/>
      <style:text-properties fo:color="#000000" fo:font-size="9pt" style:font-size-asian="9pt" style:font-size-complex="9pt"/>
    </style:style>
    <style:style style:name="T1" style:family="text">
      <style:text-properties style:font-name="arial" fo:font-size="9.75pt" fo:font-style="normal" fo:font-weight="normal"/>
    </style:style>
    <style:style style:name="T2" style:family="text">
      <style:text-properties style:font-name="arial" fo:font-size="9.75pt" fo:font-style="normal" fo:font-weight="normal" style:font-style-asian="normal" style:font-style-complex="normal"/>
    </style:style>
    <style:style style:name="T3" style:family="text">
      <style:text-properties style:font-name="arial" fo:font-size="9.75pt" fo:font-style="normal" style:text-underline-style="solid" style:text-underline-width="auto" style:text-underline-color="font-color" fo:font-weight="normal"/>
    </style:style>
    <style:style style:name="T4" style:family="text">
      <style:text-properties style:font-name="arial" fo:font-size="9.75pt" fo:font-style="italic" fo:font-weight="normal"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style="italic" style:font-style-asian="italic" style:font-style-complex="italic"/>
    </style:style>
    <style:style style:name="T7" style:family="text">
      <style:text-properties style:font-style-asian="normal" style:font-style-complex="normal"/>
    </style:style>
    <style:style style:name="T8" style:family="text">
      <style:text-properties fo:font-size="9pt" style:font-size-asian="9pt" style:font-size-complex="9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8">Rapport de stage</text:p>
      <text:p text:style-name="P2"/>
      <text:p text:style-name="P2"/>
      <text:p text:style-name="P2"/>
      <text:p text:style-name="P2"/>
      <text:p text:style-name="P2"/>
      <text:p text:style-name="P5">Introduction</text:p>
      <text:p text:style-name="P1"/>
      <text:p text:style-name="P1"/>
      <text:p text:style-name="P1"/>
      <text:p text:style-name="P1"><text:s text:c="4"/><text:span text:style-name="T5">A)Présentation de l'entreprise</text:span></text:p>
      <text:p text:style-name="P11"/>
      <text:p text:style-name="P1"/>
      <text:p text:style-name="P1"/>
      <text:p text:style-name="P1"/>
      <text:p text:style-name="P11"><text:span text:style-name="T1"><text:s text:c="2"/></text:span><text:span text:style-name="T3">B)Présentation du projet</text:span></text:p>
      <text:p text:style-name="P11"/>
      <text:p text:style-name="P11"/>
      <text:p text:style-name="P11"><text:span text:style-name="T1">Le projet qui m'a été confié est de créer un émulateur de </text:span><text:span text:style-name="T4">Twitter</text:span><text:span text:style-name="T2"> dont les </text:span><text:span text:style-name="T4">tweets</text:span><text:span text:style-name="T2"> seront écrits par des commerçants et lus par leurs clients. Les clients s'inscriront et s'abonneront par un simple contact de leur téléphone à un champ NFC ou par le scan d'un QRcode.</text:span></text:p>
      <text:p text:style-name="P11"><text:span text:style-name="T2">De même, tout commerçant bénéficiera d'une carte avec puce NFC qui, par simple contact avec son téléphone, lui permettra de se connecter directement à son compte et à son interface lui permettant d'écrire ses </text:span><text:span text:style-name="T4">kuchikomi</text:span><text:span text:style-name="T2"> (nom des </text:span><text:span text:style-name="T4">twitts</text:span><text:span text:style-name="T2">).</text:span></text:p>
      <text:p text:style-name="P3">Un administrateur, quant à lui, aura accès à une interface lui permettant de modifier aisément une partie de la base de données.</text:p>
      <text:p text:style-name="P3"/>
      <text:p text:style-name="P11"><text:span text:style-name="T2">Toute l'application étant utilisable via un navigateur web (de préférence sur mobile) Le tout sera géré par un serveur web grâce à des scripts PHP. Une grande attention est requise pour la consultation des pages accessibles aux commerçants et aux utilisateurs car la mise en forme du site doit être adaptative (</text:span><text:span text:style-name="T4">responsive design</text:span><text:span text:style-name="T2">).</text:span></text:p>
      <text:p text:style-name="P3"/>
      <text:p text:style-name="P3"/>
      <text:p text:style-name="P3"/>
      <text:p text:style-name="P3"/>
      <text:p text:style-name="P3"/>
      <text:p text:style-name="P6">Ici image de la diapo n°3 de la BDD-Présentation copiée dans « schémasimplifié.svg »</text:p>
      <text:p text:style-name="P3"/>
      <text:p text:style-name="P1"/>
      <text:p text:style-name="P4">Objectifs</text:p>
      <text:p text:style-name="P1"/>
      <text:p text:style-name="P1"/>
      <text:p text:style-name="P1"><text:s text:c="2"/><text:span text:style-name="T5">A)Attendus et objectifs</text:span></text:p>
      <text:p text:style-name="P1"/>
      <text:p text:style-name="P1"/>
      <text:p text:style-name="P1">À mon arrivée, l'application était à l'état d'idée. Tout fut donc à faire. Le cahier des charges requérant les points suivants  :</text:p>
      <text:p text:style-name="P1"/>
      <text:p text:style-name="P1">-Un utilisateur doit pouvoir s'abonner/s'inscrire/se connecter facilement depuis un téléphone.</text:p>
      <text:p text:style-name="P1">-Un utilisateur peut consulter ses abonnements et leurs fils de <text:span text:style-name="T6">kuchikomi</text:span>.</text:p>
      <text:p text:style-name="P1">-Un utilisateur peut également voir des infos détaillées d'un commerce pour s'y rendre ou les contacter.</text:p>
      <text:list xml:id="list2042680554" text:style-name="L1">
        <text:list-header>
          <text:p text:style-name="P18">-Un commerçant doit pouvoir se connecter depuis un téléphone et y écrire des textes qui pourront être lus par les clients qui se seraient abonnés chez lui.</text:p>
          <text:p text:style-name="P18">- Un commerçant peut également accéder à des statistiques plus ou moins précises sur ses clients.</text:p>
        </text:list-header>
      </text:list>
      <text:p text:style-name="P1">-un administrateur doit pouvoir inscrire des commerçants et modifier leurs données publiques. Il aura également accès à des statistiques générales sur les utilisateurs.</text:p>
      <text:p text:style-name="P1">Ma part du travail consista et consiste encore dans la partie web de l'application. C'est sur cette application web que fut/sera implantée une sur-couche logicielle permettant de simplifier l'utilisation (en particulier la connexion automatique)</text:p>
      <text:p text:style-name="P1">- Le site doit être programmé en orienté objet et le code HTML généré doit être valide W3C. </text:p>
      <text:p text:style-name="P6">Ici image <text:s/>« schéma_interactions.svg »</text:p>
      <text:p text:style-name="P3"><text:soft-page-break/></text:p>
      <text:p text:style-name="P1"/>
      <text:p text:style-name="P1"/>
      <text:p text:style-name="P1"/>
      <text:p text:style-name="P1"/>
      <text:p text:style-name="P1"/>
      <text:p text:style-name="P1"><text:s/><text:span text:style-name="T5">B)Outils</text:span></text:p>
      <text:p text:style-name="P1"/>
      <text:p text:style-name="P1">Les logiciels utilisés sont un serveur <text:span text:style-name="T6">apache</text:span><text:span text:style-name="T7"> installé sur une debian</text:span>, une base de données <text:span text:style-name="T6">MySQL</text:span> ainsi que des scripts <text:span text:style-name="T6">PHP</text:span>. Debian a été choisis pour sa stabilité et sa sécurité, PHP et MySQL ont été choisis pour leur licence libre et leur documentations conséquentes. Le tout générera de simples pages <text:span text:style-name="T6">HTML</text:span>. Cela <text:s/>Qui met en place le serveur  ? Moi  ? Auquel cas, à rajouter aux connaissances acquises.</text:p>
      <text:p text:style-name="P1">Les différents schémas sont faits sous forme vectorielle grâce à Inkscape de manière à être le plus portable possible et ne pas perdre de données au fil du temps et des recompressions.</text:p>
      <text:p text:style-name="P1">La planification des tâches se fait grâce au logiciel <text:span text:style-name="T6">icescrum</text:span><text:span text:style-name="T7"> dont les objectifs sont choisis et priorisés lors de réunions bi-mensuelles. Cela pour utiliser une méthode agile.</text:span></text:p>
      <text:p text:style-name="P1"><text:span text:style-name="T7">Pour gérer les différentes versions de l'application, le protocole </text:span><text:span text:style-name="T6">Git</text:span><text:span text:style-name="T7"> est utilisé en y ajoutant une interface graphique </text:span><text:span text:style-name="T6">smartgithd</text:span><text:span text:style-name="T7">. Cela pour permettre le travail en équipe et une supervision de mes progrès.</text:span></text:p>
      <text:p text:style-name="P1"><text:span text:style-name="T7">Pour que le code HTML soit lu de façon agréable sur un smartphone, Bootstrap Twitter a été choisi et intégré. Il s'agit d'un framework CSS libre spécialisé dans le </text:span><text:span text:style-name="T6">responsive design</text:span><text:span text:style-name="T7">, il est donc tout désigné pour l'utilisation visée.</text:span></text:p>
      <text:p text:style-name="P3"/>
      <text:p text:style-name="P1"/>
      <text:p text:style-name="P1"/>
      <text:p text:style-name="P4">Analyse</text:p>
      <text:p text:style-name="P7"/>
      <text:p text:style-name="P7">Après étude du cahier des charges, je fis une maquette en HTML de l'application pour toutes ses pages. Je pus ainsi mieux appréhender les besoins de la base de données pour la modéliser peu après.</text:p>
      <text:p text:style-name="P7"/>
      <text:p text:style-name="P7">Le premier jet<text:span text:style-name="T8"> de la base de données fut peu à peu modélisé jusqu'à la troisième forme normale.</text:span></text:p>
      <text:p text:style-name="P21"/>
      <text:p text:style-name="P25"/>
      <text:p text:style-name="P26">Normaliser ou pas une base de données se fait selon un critère simple : la proportion de l'écriture par rapport à la lecture.</text:p>
      <text:p text:style-name="P26">Une base normalisée est éclatée en unités atomiques dépendantes les unes des autres.</text:p>
      <text:p text:style-name="P26">Par conséquent, une base normalisée évite la redondance d'informations.</text:p>
      <text:p text:style-name="P26">Et plus elle sera normalisée, plus elle sera efficace en écriture et inefficace en lecture (jointures)</text:p>
      <text:p text:style-name="P21"/>
      <text:p text:style-name="P21"/>
      <text:p text:style-name="P7"><text:span text:style-name="T8">Il a été décidé de normaliser la base de données afin de la rendre plus logique et éviter la redondance d'informations. To</text:span>utefois, l'application nécessitera de nombreuses opérations en lecture et relativement peu en écriture. La troisième forme normale devrait parfaitement correspondre à ce qui est et sera attendu.</text:p>
      <text:p text:style-name="P7"/>
      <text:p text:style-name="P7"/>
      <text:p text:style-name="P7">Extraire les schémas du rapport BDD montrant comment passer d'une forme normale à l'autre avec exemples.</text:p>
      <text:p text:style-name="P7"/>
      <text:p text:style-name="P7">Le diagramme de classe fut alors pensé en fonction de la base normalisée pour s'y greffer de manière la plus naturelle.</text:p>
      <text:p text:style-name="P7"/>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4">Déroulement, planning</text:p>
      <text:p text:style-name="P9"/>
      <text:p text:style-name="P10">1°Préparation</text:p>
      <text:p text:style-name="P9"/>
      <text:p text:style-name="P9">Les premiers temps servirent à la préparation  : maquette HTML, modélisation bdd, modélisation des classes, préparation de l'environnement de travail (formatage PC + installation XAMPP)</text:p>
      <text:p text:style-name="P9"/>
      <text:p text:style-name="P10">2°Codage</text:p>
      <text:p text:style-name="P9"/>
      <text:p text:style-name="P9">Puis vint le codage des premiers scripts. Le modèle MVC fut choisi pour l'organisation du code. De cette manière, la maintenance de l'application est simplifiée.</text:p>
      <text:p text:style-name="P9">D'abord les classes et l'interface de l'utilisateur furent implémentées jusqu'à permettre toutes les actions demandées par le cahier des charges. Puis le même protocole fut appliqué sur l'interface des commerçants. Finalement, un panneau d'administration fut lui aussi créé. Ces deux dernières parties demandèrent des opérations <text:span text:style-name="T6">sql</text:span> fréquentes et variées (comptage, statistiques simples en un laps de temps donné, sous-requêtes, etc...)</text:p>
      <text:p text:style-name="P9"/>
      <text:p text:style-name="P9">Une fois tout ceci fait, des discussions sur le protocole d'échange avec l'application future demandèrent d'implémenter des correction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Difficultés rencontrées</text:p>
      <text:p text:style-name="P9"/>
      <text:p text:style-name="P9">Mis à part les bugs habituels à corriger, aucune difficulté. Les différents outils ont tous des documentations de qualité.</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Ce que j'ai appris</text:p>
      <text:p text:style-name="P11"/>
      <text:p text:style-name="P11">sql (requêtes imbriquées, statistiques, évolution statistiques dans le temps)</text:p>
      <text:p text:style-name="P11">bootstrap twitter (responsive design)</text:p>
      <text:p text:style-name="P11">améliorer la poo</text:p>
      <text:p text:style-name="P11">mise en place serveur + administration</text:p>
      <text:p text:style-name="P11">ssh</text:p>
      <text:p text:style-name="P11">scrum méthode agile</text:p>
      <text:p text:style-name="P11"/>
      <text:p text:style-name="P11"/>
      <text:p text:style-name="P11"/>
      <text:p text:style-name="P11"/>
      <text:p text:style-name="P12">CONCLUSION</text:p>
      <text:p text:style-name="P11"/>
      <text:p text:style-name="P11"/>
      <text:p text:style-name="P11">Où en est le travail, ce qu'il manque, comment l'améliorer encore...</text:p>
      <text:p text:style-name="P11"/>
      <text:p text:style-name="P11"/>
      <text:p text:style-name="P1">Penser à joindre des exemples, des copies d'écrans éventuellement, pour</text:p>
      <text:p text:style-name="P1">illustrer la réalisation.</text:p>
      <text:p text:style-name="P1"/>
      <text:p text:style-name="P15">Remerci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arial" svg:font-family="arial, sans-serif"/>
    <style:font-face style:name="DejaVu Sans Mono" svg:font-family="'DejaVu Sans Mono'" style:font-family-generic="modern" style:font-pitch="fixed"/>
    <style:font-face style:name="Lohit Hindi3" svg:font-family="'Lohit Hindi'" style:font-family-generic="modern" style:font-pitch="fixed"/>
    <style:font-face style:name="WenQuanYi Micro Hei1" svg:font-family="'WenQuanYi Micro Hei'" style:font-family-generic="modern" style:font-pitch="fixed"/>
    <style:font-face style:name="Lohit Hindi" svg:font-family="'Lohit Hindi'" style:font-pitch="variable"/>
    <style:font-face style:name="Mangal" svg:font-family="Mang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100%" fo:margin-left="0.6cm" fo:margin-right="0cm" fo:text-indent="0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100%" fo:margin-left="0.6cm" fo:margin-right="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Plan_20_1" style:display-name="Plan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4cm"/>
    </style:style>
    <style:style style:name="Plan_20_3" style:display-name="Plan 3" style:family="paragraph" style:parent-style-name="Plan_20_2">
      <style:paragraph-properties fo:margin-top="0cm" fo:margin-bottom="0.3cm"/>
    </style:style>
    <style:style style:name="Plan_20_4" style:display-name="Plan 4" style:family="paragraph" style:parent-style-name="Plan_20_3">
      <style:paragraph-properties fo:margin-top="0cm" fo:margin-bottom="0.199cm"/>
    </style:style>
    <style:style style:name="Plan_20_5" style:display-name="Plan 5" style:family="paragraph" style:parent-style-name="Plan_20_4">
      <style:paragraph-properties fo:margin-top="0cm" fo:margin-bottom="0.10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text-properties fo:font-size="20pt" style:font-size-asian="20pt" style:font-size-complex="20pt"/>
    </style:style>
    <style:style style:name="Plan_20_9" style:display-name="Plan 9" style:family="paragraph" style:parent-style-name="Plan_20_8"/>
    <style:style style:name="Inspiration_7e_LT_7e_Gliederung_20_1" style:display-name="Inspiration~LT~Gliederung 1" style:family="paragraph">
      <style:paragraph-properties fo:margin="100%" fo:margin-left="0cm" fo:margin-right="0cm" fo:margin-top="0cm" fo:margin-bottom="0.499cm" fo:text-indent="0cm" style:auto-text-indent="false" style:text-autospace="none"/>
      <style:text-properties style:use-window-font-color="true" style:text-outline="false" style:text-line-through-style="none" style:font-name="Lohit Hindi" fo:font-size="26pt" fo:font-style="normal" fo:text-shadow="none" style:text-underline-style="none" fo:font-weight="normal" style:letter-kerning="true" style:font-name-asian="Lohit Hindi" style:font-size-asian="26pt" style:font-style-asian="normal" style:font-weight-asian="normal" style:font-name-complex="Lohit Hindi" style:font-size-complex="26pt" style:font-style-complex="normal" style:font-weight-complex="normal" style:text-emphasize="none" style:text-overline-style="none" style:text-overline-color="font-color"/>
    </style:style>
    <style:style style:name="Inspiration_7e_LT_7e_Gliederung_20_2" style:display-name="Inspiration~LT~Gliederung 2" style:family="paragraph" style:parent-style-name="Inspiration_7e_LT_7e_Gliederung_20_1">
      <style:paragraph-properties fo:margin-top="0cm" fo:margin-bottom="0.4cm"/>
    </style:style>
    <style:style style:name="Inspiration_7e_LT_7e_Gliederung_20_3" style:display-name="Inspiration~LT~Gliederung 3" style:family="paragraph" style:parent-style-name="Inspiration_7e_LT_7e_Gliederung_20_2">
      <style:paragraph-properties fo:margin-top="0cm" fo:margin-bottom="0.3cm"/>
    </style:style>
    <style:style style:name="Inspiration_7e_LT_7e_Gliederung_20_4" style:display-name="Inspiration~LT~Gliederung 4" style:family="paragraph" style:parent-style-name="Inspiration_7e_LT_7e_Gliederung_20_3">
      <style:paragraph-properties fo:margin-top="0cm" fo:margin-bottom="0.199cm"/>
    </style:style>
    <style:style style:name="Inspiration_7e_LT_7e_Gliederung_20_5" style:display-name="Inspiration~LT~Gliederung 5" style:family="paragraph" style:parent-style-name="Inspiration_7e_LT_7e_Gliederung_20_4">
      <style:paragraph-properties fo:margin-top="0cm" fo:margin-bottom="0.101cm"/>
    </style:style>
    <style:style style:name="Inspiration_7e_LT_7e_Gliederung_20_6" style:display-name="Inspiration~LT~Gliederung 6" style:family="paragraph" style:parent-style-name="Inspiration_7e_LT_7e_Gliederung_20_5"/>
    <style:style style:name="Inspiration_7e_LT_7e_Gliederung_20_7" style:display-name="Inspiration~LT~Gliederung 7" style:family="paragraph" style:parent-style-name="Inspiration_7e_LT_7e_Gliederung_20_6"/>
    <style:style style:name="Inspiration_7e_LT_7e_Gliederung_20_8" style:display-name="Inspiration~LT~Gliederung 8" style:family="paragraph" style:parent-style-name="Inspiration_7e_LT_7e_Gliederung_20_7">
      <style:text-properties fo:font-size="20pt" style:font-size-asian="20pt" style:font-size-complex="20pt"/>
    </style:style>
    <style:style style:name="Inspiration_7e_LT_7e_Gliederung_20_9" style:display-name="Inspiration~LT~Gliederung 9" style:family="paragraph" style:parent-style-name="Inspiration_7e_LT_7e_Gliederung_20_8"/>
    <style:style style:name="Inspiration_7e_LT_7e_Titel" style:display-name="Inspiration~LT~Titel" style:family="paragraph">
      <style:paragraph-properties fo:text-align="start" style:justify-single-word="false" style:text-autospace="none"/>
      <style:text-properties fo:color="#333333"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Untertitel" style:display-name="Inspiration~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Inspiration_7e_LT_7e_Notizen" style:display-name="Inspiration~LT~Notizen" style:family="paragraph">
      <style:paragraph-properties fo:margin="100%" fo:margin-left="0.6cm" fo:margin-right="0cm" fo:text-indent="0cm" style:auto-text-indent="false" style:text-autospace="none"/>
      <style:text-properties style:use-window-font-color="true" style:text-outline="false" style:text-line-through-style="none" style:font-name="Lohit Hindi" fo:font-size="28pt" fo:font-style="normal" fo:text-shadow="none" style:text-underline-style="none" fo:font-weight="normal" style:letter-kerning="true" style:font-name-asian="Lohit Hindi" style:font-size-asian="28pt" style:font-style-asian="normal" style:font-weight-asian="normal" style:font-name-complex="Lohit Hindi" style:font-size-complex="28pt" style:font-style-complex="normal" style:font-weight-complex="normal" style:text-emphasize="none" style:text-overline-style="none" style:text-overline-color="font-color"/>
    </style:style>
    <style:style style:name="Inspiration_7e_LT_7e_Hintergrundobjekte" style:display-name="Inspiration~LT~Hintergrundobjekte" style:family="paragraph">
      <style:paragraph-properties style:text-autospace="none"/>
      <style:text-properties style:letter-kerning="true"/>
    </style:style>
    <style:style style:name="Inspiration_7e_LT_7e_Hintergrund" style:display-name="Inspiration~LT~Hintergrund" style:family="paragraph">
      <style:paragraph-properties style:text-autospace="none"/>
      <style:text-properties style:letter-kerning="tru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3"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6:35:41</meta:creation-date>
    <dc:date>2013-06-11T16:21:16</dc:date>
    <meta:editing-duration>PT1H41M22S</meta:editing-duration>
    <meta:editing-cycles>30</meta:editing-cycles>
    <meta:generator>LibreOffice/3.5$Linux_x86 LibreOffice_project/350m1$Build-2</meta:generator>
    <meta:document-statistic meta:table-count="0" meta:image-count="0" meta:object-count="0" meta:page-count="4" meta:paragraph-count="58" meta:word-count="982" meta:character-count="6296" meta:non-whitespace-character-count="5358"/>
  </office:meta>
</office:document-meta>
</file>